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D000000640EA7510259563788.png" manifest:media-type="image/png"/>
  <manifest:file-entry manifest:full-path="Pictures/100000000000009F0000004E282CE3922EC0C65B.jpg" manifest:media-type="image/jpe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hilanka" svg:font-family="Chilanka" style:font-pitch="variable"/>
    <style:font-face style:name="Gayathri" svg:font-family="Gayathri" style:font-pitch="variable"/>
    <style:font-face style:name="Purisa" svg:font-family="Purisa" style:font-pitch="variable"/>
    <style:font-face style:name="Yrsa" svg:font-family="Yr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loext:graphic-properties draw:fill-color="#ffffff"/>
      <style:text-properties fo:font-size="12pt"/>
    </style:style>
    <style:style style:name="P2" style:family="paragraph">
      <loext:graphic-properties draw:fill-color="#ffb366"/>
    </style:style>
    <style:style style:name="P3" style:family="paragraph">
      <loext:graphic-properties draw:fill="solid" draw:fill-color="#669999"/>
      <style:text-properties fo:color="#ffa64d" style:font-name="Gayathri" fo:font-size="32pt" fo:font-weight="bold" style:font-size-asian="32pt" style:font-weight-asian="bold" style:font-size-complex="32pt" style:font-weight-complex="bold"/>
    </style:style>
    <style:style style:name="T1" style:family="text">
      <style:text-properties fo:color="#ffa64d" style:font-name="Gayathri" fo:font-size="32pt" fo:font-weight="bold" style:font-size-asian="32pt" style:font-weight-asian="bold" style:font-size-complex="3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color="#ffffff" draw:auto-grow-height="false" fo:min-height="0.289cm" fo:min-width="0.524cm" fo:wrap-option="wrap" style:run-through="foreground" style:wrap="run-through" style:number-wrapped-paragraphs="no-limit" style:vertical-pos="from-top" style:vertical-rel="paragraph" style:horizontal-pos="from-left" style:horizontal-rel="paragraph"/>
    </style:style>
    <style:style style:name="gr2" style:family="graphic">
      <style:graphic-properties draw:fill-color="#ffb366" draw:auto-grow-height="false" fo:min-height="0.256cm" fo:min-width="0.624cm" fo:wrap-option="wrap" style:run-through="foreground" style:wrap="run-through" style:number-wrapped-paragraphs="no-limit" style:vertical-pos="from-top" style:vertical-rel="paragraph" style:horizontal-pos="from-left" style:horizontal-rel="paragraph"/>
    </style:style>
    <style:style style:name="gr3" style:family="graphic">
      <style:graphic-properties draw:fill="solid" draw:fill-color="#669999" draw:textarea-horizontal-align="justify" draw:textarea-vertical-align="middle" draw:auto-grow-height="false" fo:min-height="5.348cm" fo:min-width="10.772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custom-shape text:anchor-type="paragraph" draw:z-index="0" draw:name="Forme1" draw:style-name="gr3" draw:text-style-name="P3" svg:width="10.773cm" svg:height="5.349cm" svg:x="2.736cm" svg:y="1.563cm"><text:p><text:span text:style-name="T1"><text:s text:c="11"/></text:span><text:span text:style-name="T1">ToKeTa</text:span></text:p><draw:enhanced-geometry svg:viewBox="0 0 21600 21600" draw:type="rectangle" draw:enhanced-path="M 0 0 L 21600 0 21600 21600 0 21600 0 0 Z N"/></draw:custom-shape><draw:custom-shape text:anchor-type="paragraph" draw:z-index="1" draw:name="Forme5" draw:style-name="gr2" draw:text-style-name="P2" svg:width="1.299cm" svg:height="0.789cm" draw:transform="rotate (0.632681853847944) translate (4.15572222222222cm 3.84175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custom-shape text:anchor-type="paragraph" draw:z-index="2" draw:name="Forme7" draw:style-name="gr1" draw:text-style-name="P1" svg:width="1.086cm" svg:height="0.89cm" draw:transform="rotate (-0.90146255865507) translate (5.34105555555556cm 3.65654166666667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char" svg:x="1.598cm" svg:y="0.152cm" svg:width="4.207cm" svg:height="2.064cm" draw:z-index="3"><draw:image xlink:href="Pictures/100000000000009F0000004E282CE3922EC0C65B.jpg" xlink:type="simple" xlink:show="embed" xlink:actuate="onLoad" loext:mime-type="image/jpeg"/></draw:frame><draw:frame draw:style-name="fr1" draw:name="Image2" text:anchor-type="char" svg:x="5.667cm" svg:y="0.254cm" svg:width="5.394cm" svg:height="1.792cm" draw:z-index="4"><draw:image xlink:href="Pictures/100002010000012D000000640EA7510259563788.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hilanka" svg:font-family="Chilanka" style:font-pitch="variable"/>
    <style:font-face style:name="Gayathri" svg:font-family="Gayathri" style:font-pitch="variable"/>
    <style:font-face style:name="Purisa" svg:font-family="Purisa" style:font-pitch="variable"/>
    <style:font-face style:name="Yrsa" svg:font-family="Yr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5T16:44:46.701827008</meta:creation-date>
    <dc:date>2022-07-15T18:34:16.530504920</dc:date>
    <meta:editing-duration>PT1H8M28S</meta:editing-duration>
    <meta:editing-cycles>2</meta:editing-cycles>
    <meta:generator>LibreOffice/6.4.7.2$Linux_X86_64 LibreOffice_project/40$Build-2</meta:generator>
    <meta:document-statistic meta:table-count="0" meta:image-count="2" meta:object-count="0" meta:page-count="1" meta:paragraph-count="0" meta:word-count="0" meta:character-count="0" meta:non-whitespace-character-count="0"/>
  </office:meta>
</office:document-meta>
</file>